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AE6F7D31F27E9C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opacity="25%" draw:textarea-horizontal-align="justify" draw:textarea-vertical-align="middle" draw:auto-grow-height="false" fo:min-height="8.11cm" fo:min-width="5.94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bitmap" draw:fill-color="#89c765" draw:fill-image-name="Divot" draw:textarea-horizontal-align="justify" draw:textarea-vertical-align="middle" draw:auto-grow-height="false" fo:min-height="6.306cm" fo:min-width="4.301cm"/>
    </style:style>
    <style:style style:name="gr3" style:family="graphic" style:parent-style-name="standard">
      <style:graphic-properties draw:stroke="none" svg:stroke-color="#684703" draw:fill-color="#000000" draw:opacity="100%" draw:textarea-horizontal-align="justify" draw:textarea-vertical-align="middle" draw:auto-grow-height="false" fo:min-height="6.306cm" fo:min-width="0cm"/>
    </style:style>
    <style:style style:name="gr4" style:family="graphic" style:parent-style-name="standard">
      <style:graphic-properties svg:stroke-color="#000000" draw:fill="solid" draw:fill-color="#ffffff" draw:opacity="75%" draw:textarea-horizontal-align="justify" draw:textarea-vertical-align="middle" draw:auto-grow-height="false" fo:min-height="6.306cm" fo:min-width="4.301cm"/>
    </style:style>
    <style:style style:name="gr5" style:family="graphic" style:parent-style-name="standard">
      <style:graphic-properties draw:stroke="solid" svg:stroke-color="#000000" draw:fill="none" draw:fill-color="#ffffff" draw:opacity="73%" draw:textarea-horizontal-align="justify" draw:textarea-vertical-align="middle" draw:auto-grow-height="false" fo:min-height="4.471cm" fo:min-width="2.74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3cm" fo:min-width="3.2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3.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3.177cm"/>
    </style:style>
    <style:style style:name="gr11" style:family="graphic" style:parent-style-name="standard">
      <style:graphic-properties svg:stroke-width="0.035cm" svg:stroke-color="#000000" draw:marker-start="Dimension_20_Lines" draw:marker-start-width="0.352cm" draw:marker-end="Dimension_20_Lines" draw:marker-end-width="0.3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.073cm"/>
    </style:style>
    <style:style style:name="gr13" style:family="graphic" style:parent-style-name="standard">
      <style:graphic-properties svg:stroke-width="0.035cm" svg:stroke-color="#000000" draw:marker-start="Dimension_20_Lines" draw:marker-start-width="0.352cm" draw:marker-end="Dimension_20_Lines" draw:marker-end-width="0.352cm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3.02cm"/>
    </style:style>
    <style:style style:name="gr16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000000" draw:opacity="25%"/>
      <style:paragraph-properties fo:text-align="center"/>
    </style:style>
    <style:style style:name="P2" style:family="paragraph">
      <loext:graphic-properties draw:fill="bitmap" draw:fill-color="#89c765" draw:fill-image-name="Divot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solid" draw:fill-color="#ffffff" draw:opacity="75%"/>
      <style:paragraph-properties fo:text-align="center"/>
    </style:style>
    <style:style style:name="P5" style:family="paragraph">
      <loext:graphic-properties draw:fill="none" draw:fill-color="#ffffff" draw:opacity="73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weight="bold"/>
    </style:style>
    <style:style style:name="P9" style:family="paragraph">
      <style:text-properties fo:font-size="21pt"/>
    </style:style>
    <style:style style:name="P10" style:family="paragraph">
      <loext:graphic-properties draw:fill="none" draw:fill-color="#ffffff"/>
      <style:text-properties style:font-name="Source Sans Pro" fo:font-size="21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style:font-name="Source Sans Pro" fo:font-size="15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Source Sans Pro" fo:font-size="21pt" fo:font-weight="bold"/>
    </style:style>
    <style:style style:name="P16" style:family="paragraph">
      <loext:graphic-properties draw:fill-color="#ffffff"/>
    </style:style>
    <style:style style:name="T1" style:family="text">
      <style:text-properties style:font-name="Source Sans Pro" fo:font-size="21pt"/>
    </style:style>
    <style:style style:name="T2" style:family="text">
      <style:text-properties fo:font-size="18pt"/>
    </style:style>
    <style:style style:name="T3" style:family="text">
      <style:text-properties style:font-name="Source Sans Pro" fo:font-size="15pt" style:font-size-asian="12pt" style:font-size-complex="12pt"/>
    </style:style>
    <style:style style:name="T4" style:family="text">
      <style:text-properties style:font-name="Source Sans Pro" fo:font-size="2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6.48cm" svg:height="8.394cm" svg:x="3.084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4.801cm" svg:height="6.556cm" svg:x="3.924cm" svg:y="3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" draw:text-style-name="P3" draw:layer="layout" svg:width="0.24cm" svg:height="6.556cm" svg:x="4.104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4cm" svg:height="6.556cm" svg:x="4.704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42cm" svg:height="6.556cm" svg:x="5.303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39cm" svg:height="6.556cm" svg:x="5.905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39cm" svg:height="6.556cm" svg:x="6.505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41cm" svg:height="6.556cm" svg:x="7.104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39cm" svg:height="6.556cm" svg:x="7.705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241cm" svg:height="6.556cm" svg:x="8.304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4.801cm" svg:height="6.556cm" svg:x="3.924cm" svg:y="3.6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3.24cm" svg:height="4.721cm" svg:x="4.704cm" svg:y="4.5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6" draw:text-style-name="P6" draw:layer="layout" svg:width="0.261cm" svg:height="0.262cm" svg:x="4.251cm" svg:y="3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1cm" svg:x="8.909cm" svg:y="6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2cm" svg:height="0.263cm" svg:x="3.273cm" svg:y="5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2cm" svg:height="0.262cm" svg:x="5.6cm" svg:y="10.4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5.042cm" svg:y="5.393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8" draw:layer="layout" svg:width="0.262cm" svg:height="0.262cm" svg:x="0.084cm" svg:y="9.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8" draw:layer="layout" svg:width="0.262cm" svg:height="0.262cm" svg:x="0.184cm" svg:y="2.1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8" draw:layer="layout" svg:width="0.263cm" svg:height="0.263cm" svg:x="6.08cm" svg:y="0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8" draw:layer="layout" svg:width="0.262cm" svg:height="0.262cm" svg:x="12.254cm" svg:y="0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8" draw:layer="layout" svg:width="0.262cm" svg:height="0.262cm" svg:x="12.254cm" svg:y="10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2cm" svg:height="0.262cm" svg:x="8.41cm" svg:y="2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5.255cm" svg:y="5.3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6.242cm" svg:y="6.738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6.455cm" svg:y="6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6.86cm" svg:y="8.738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7.073cm" svg:y="8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5.651cm" svg:y="7.783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5.864cm" svg:y="7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6.533cm" svg:y="4.828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6.746cm" svg:y="4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7.46cm" svg:y="3.873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7.673cm" svg:y="3.8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8.06cm" svg:y="7.918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8.273cm" svg:y="7.9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5.924cm" svg:y="9.663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6.137cm" svg:y="9.6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4.469cm" svg:y="9.435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4.682cm" svg:y="9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63cm" svg:height="0.262cm" svg:x="4.106cm" svg:y="4.717cm">
              <text:p text:style-name="P7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63cm" svg:height="0.262cm" svg:x="4.319cm" svg:y="4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text-style-name="P10" xml:id="id3" draw:id="id3" draw:layer="layout" svg:width="3.779cm" svg:height="2.133cm" svg:x="10.557cm" svg:y="5.612cm">
          <draw:text-box>
            <text:p text:style-name="P9"><text:span text:style-name="T1">Outer field</text:span></text:p>
            <text:p text:style-name="P9"><text:span text:style-name="T1">margin</text:span></text:p>
          </draw:text-box>
        </draw:frame>
        <draw:frame draw:style-name="gr9" draw:text-style-name="P10" xml:id="id1" draw:id="id1" draw:layer="layout" svg:width="4.13cm" svg:height="1.193cm" svg:x="10.557cm" svg:y="2.565cm">
          <draw:text-box>
            <text:p text:style-name="P9"><text:span text:style-name="T1">Field center</text:span></text:p>
          </draw:text-box>
        </draw:frame>
        <draw:frame draw:style-name="gr10" draw:text-style-name="P10" xml:id="id2" draw:id="id2" draw:layer="layout" svg:width="3.677cm" svg:height="1.193cm" svg:x="10.557cm" svg:y="4.132cm">
          <draw:text-box>
            <text:p text:style-name="P9"><text:span text:style-name="T1">Field edge</text:span></text:p>
          </draw:text-box>
        </draw:frame>
        <draw:line draw:style-name="gr11" draw:text-style-name="P11" draw:layer="layout" svg:x1="7.124cm" svg:y1="11.779cm" svg:x2="8.75cm" svg:y2="11.779cm">
          <text:p text:style-name="P11"><text:span text:style-name="T2"><text:s text:c="2"/></text:span></text:p>
        </draw:line>
        <draw:frame draw:style-name="gr12" draw:text-style-name="P13" draw:layer="layout" svg:width="1.573cm" svg:height="0.925cm" svg:x="7.151cm" svg:y="11.779cm">
          <draw:text-box>
            <text:p text:style-name="P12"><text:span text:style-name="T3">10 m</text:span></text:p>
          </draw:text-box>
        </draw:frame>
        <draw:line draw:style-name="gr13" draw:text-style-name="P7" draw:layer="layout" svg:x1="8.704cm" svg:y1="11.779cm" svg:x2="12.377cm" svg:y2="11.779cm">
          <text:p/>
        </draw:line>
        <draw:frame draw:style-name="gr12" draw:text-style-name="P13" draw:layer="layout" svg:width="1.573cm" svg:height="0.925cm" svg:x="9.754cm" svg:y="11.779cm">
          <draw:text-box>
            <text:p text:style-name="P12"><text:span text:style-name="T3">50 m</text:span></text:p>
          </draw:text-box>
        </draw:frame>
        <draw:g>
          <draw:line draw:style-name="gr14" draw:text-style-name="P14" draw:layer="layout" svg:x1="10.591cm" svg:y1="11.662cm" svg:x2="10.445cm" svg:y2="11.864cm">
            <text:p/>
          </draw:line>
          <draw:line draw:style-name="gr14" draw:text-style-name="P14" draw:layer="layout" svg:x1="10.637cm" svg:y1="11.694cm" svg:x2="10.491cm" svg:y2="11.896cm">
            <text:p/>
          </draw:line>
        </draw:g>
        <draw:frame draw:style-name="gr15" draw:text-style-name="P10" xml:id="id4" draw:id="id4" draw:layer="layout" svg:width="3.52cm" svg:height="1.193cm" svg:x="10.557cm" svg:y="8.163cm">
          <draw:text-box>
            <text:p text:style-name="P9"><text:span text:style-name="T1">Periphery</text:span></text:p>
          </draw:text-box>
        </draw:frame>
        <draw:connector draw:style-name="gr16" draw:text-style-name="P14" draw:layer="layout" draw:type="line" svg:x1="10.557cm" svg:y1="3.161cm" svg:x2="7.404cm" svg:y2="5.185cm" draw:start-shape="id1" draw:start-glue-point="3" svg:d="M10557 3161l-3153 2024" svg:viewBox="0 0 3154 2025">
          <text:p/>
        </draw:connector>
        <draw:connector draw:style-name="gr16" draw:text-style-name="P14" draw:layer="layout" draw:type="line" svg:x1="10.557cm" svg:y1="4.728cm" svg:x2="8.183cm" svg:y2="5.907cm" draw:start-shape="id2" draw:start-glue-point="3" svg:d="M10557 4728l-2374 1179" svg:viewBox="0 0 2375 1180">
          <text:p/>
        </draw:connector>
        <draw:connector draw:style-name="gr16" draw:text-style-name="P14" draw:layer="layout" draw:type="line" svg:x1="10.557cm" svg:y1="6.678cm" svg:x2="9.062cm" svg:y2="7.929cm" draw:start-shape="id3" draw:start-glue-point="3" svg:d="M10557 6678l-1495 1251" svg:viewBox="0 0 1496 1252">
          <text:p/>
        </draw:connector>
        <draw:connector draw:style-name="gr16" draw:text-style-name="P14" draw:layer="layout" draw:type="line" svg:x1="12.317cm" svg:y1="9.356cm" svg:x2="12.477cm" svg:y2="10.719cm" draw:start-shape="id4" draw:start-glue-point="2" svg:d="M12317 9356l160 1363" svg:viewBox="0 0 161 1364">
          <text:p/>
        </draw:connector>
        <draw:frame draw:style-name="gr9" draw:text-style-name="P15" draw:layer="layout" svg:width="4.13cm" svg:height="1.193cm" svg:x="10.557cm" svg:y="0.865cm">
          <draw:text-box>
            <text:p text:style-name="P9"><text:span text:style-name="T4">Transect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Divot" xlink:href="Pictures/100000000000000800000008AE6F7D31F27E9C30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5cm" fo:margin-bottom="0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8cm" fo:margin-bottom="0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cm" fo:margin-bottom="0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34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848cm" svg:height="7.575cm" svg:x="1.075cm" svg:y="2.485cm"/>
      <draw:page-thumbnail draw:layer="backgroundobjects" svg:width="8.848cm" svg:height="7.575cm" svg:x="1.075cm" svg:y="11.061cm"/>
      <draw:page-thumbnail draw:layer="backgroundobjects" svg:width="8.848cm" svg:height="7.575cm" svg:x="1.075cm" svg:y="19.637cm"/>
      <draw:page-thumbnail draw:layer="backgroundobjects" svg:width="8.848cm" svg:height="7.575cm" svg:x="11.075cm" svg:y="2.485cm"/>
      <draw:page-thumbnail draw:layer="backgroundobjects" svg:width="8.848cm" svg:height="7.575cm" svg:x="11.075cm" svg:y="11.061cm"/>
      <draw:page-thumbnail draw:layer="backgroundobjects" svg:width="8.848cm" svg:height="7.575cm" svg:x="11.075cm" svg:y="19.637cm"/>
    </style:handout-master>
    <style:master-page style:name="Default" style:page-layout-name="PM1" draw:style-name="Mdp1">
      <draw:frame presentation:style-name="Default-title" draw:layer="backgroundobjects" svg:width="21.965cm" svg:height="2.289cm" svg:x="1.22cm" svg:y="0.543cm" presentation:class="title" presentation:placeholder="true">
        <draw:text-box/>
      </draw:frame>
      <draw:frame presentation:style-name="Default-outline1" draw:layer="backgroundobjects" svg:width="21.965cm" svg:height="7.953cm" svg:x="1.22cm" svg:y="3.205cm" presentation:class="outline" presentation:placeholder="true">
        <draw:text-box/>
      </draw:frame>
      <draw:frame presentation:style-name="Mpr1" draw:text-style-name="MP2" draw:layer="backgroundobjects" svg:width="5.686cm" svg:height="0.945cm" svg:x="1.22cm" svg:y="12.48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736cm" svg:height="0.945cm" svg:x="8.347cm" svg:y="12.48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86cm" svg:height="0.945cm" svg:x="17.499cm" svg:y="12.48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charias Steinmetz</meta:initial-creator>
    <meta:creation-date>2018-12-14T10:01:59.416398297</meta:creation-date>
    <dc:date>2019-05-13T17:53:37.543226590</dc:date>
    <dc:creator>Zacharias Steinmetz</dc:creator>
    <meta:editing-duration>PT37M54S</meta:editing-duration>
    <meta:editing-cycles>14</meta:editing-cycles>
    <meta:generator>LibreOffice/6.1.5.2$Linux_X86_64 LibreOffice_project/10$Build-2</meta:generator>
    <meta:document-statistic meta:object-count="86"/>
  </office:meta>
</office:document-meta>
</file>